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content.xml" manifest:media-type="text/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manifest.rdf" manifest:media-type="application/rdf+xml"/>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ack" svg:font-family="Hack, 'Droid Sans Mono', monospace, monospace, 'Droid Sans Fallback'"/>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Subtitle">
      <style:paragraph-properties fo:text-align="start" style:justify-single-word="false"/>
    </style:style>
    <style:style style:name="P4" style:family="paragraph" style:parent-style-name="Text_20_body">
      <style:text-properties officeooo:paragraph-rsid="0014ace0"/>
    </style:style>
    <style:style style:name="P5" style:family="paragraph" style:parent-style-name="Text_20_body">
      <style:paragraph-properties fo:text-align="start" style:justify-single-word="false"/>
    </style:style>
    <style:style style:name="P6" style:family="paragraph" style:parent-style-name="Title" style:master-page-name="First_20_Page">
      <style:paragraph-properties fo:text-align="start" style:justify-single-word="false" style:page-number="auto"/>
    </style:style>
    <style:style style:name="P7" style:family="paragraph" style:parent-style-name="Contents_20_Heading" style:master-page-name="Index">
      <style:paragraph-properties style:page-number="auto" fo:break-before="page"/>
    </style:style>
    <style:style style:name="P8" style:family="paragraph" style:parent-style-name="Heading_20_1" style:list-style-name="">
      <style:text-properties officeooo:rsid="0015480b" officeooo:paragraph-rsid="0014ace0"/>
    </style:style>
    <style:style style:name="P9" style:family="paragraph" style:parent-style-name="Heading_20_1" style:master-page-name="Standard">
      <style:paragraph-properties style:page-number="1" fo:break-before="auto" fo:break-after="auto"/>
      <style:text-properties officeooo:rsid="0015480b" officeooo:paragraph-rsid="0015480b"/>
    </style:style>
    <style:style style:name="P10" style:family="paragraph" style:parent-style-name="Heading_20_1">
      <style:paragraph-properties fo:break-before="page"/>
      <style:text-properties officeooo:rsid="00174409" officeooo:paragraph-rsid="00174409"/>
    </style:style>
    <style:style style:name="P11" style:family="paragraph" style:parent-style-name="Heading_20_2">
      <style:text-properties officeooo:rsid="002057a4" officeooo:paragraph-rsid="002057a4"/>
    </style:style>
    <style:style style:name="P12" style:family="paragraph" style:parent-style-name="Heading_20_2">
      <style:text-properties officeooo:rsid="0025243e" officeooo:paragraph-rsid="0025243e"/>
    </style:style>
    <style:style style:name="P13" style:family="paragraph" style:parent-style-name="Standard">
      <style:text-properties officeooo:rsid="001e9419" officeooo:paragraph-rsid="0025243e"/>
    </style:style>
    <style:style style:name="P14" style:family="paragraph" style:parent-style-name="Text_20_body">
      <style:text-properties officeooo:rsid="001e9419" officeooo:paragraph-rsid="001e9419"/>
    </style:style>
    <style:style style:name="P15" style:family="paragraph" style:parent-style-name="Text_20_body">
      <style:text-properties officeooo:rsid="001e9419" officeooo:paragraph-rsid="0025243e"/>
    </style:style>
    <style:style style:name="P16" style:family="paragraph" style:parent-style-name="Text_20_body">
      <style:text-properties officeooo:paragraph-rsid="001e9419"/>
    </style:style>
    <style:style style:name="P17" style:family="paragraph" style:parent-style-name="Text_20_body">
      <style:text-properties officeooo:rsid="002057a4" officeooo:paragraph-rsid="002057a4"/>
    </style:style>
    <style:style style:name="P18" style:family="paragraph" style:parent-style-name="Text_20_body" style:list-style-name="L1">
      <style:text-properties officeooo:rsid="002057a4" officeooo:paragraph-rsid="002057a4"/>
    </style:style>
    <style:style style:name="P19" style:family="paragraph" style:parent-style-name="Text_20_body">
      <style:text-properties officeooo:rsid="0024261c" officeooo:paragraph-rsid="0024261c"/>
    </style:style>
    <style:style style:name="P20" style:family="paragraph" style:parent-style-name="Text_20_body" style:list-style-name="L1">
      <style:text-properties officeooo:rsid="0024261c" officeooo:paragraph-rsid="0024261c"/>
    </style:style>
    <style:style style:name="P21" style:family="paragraph" style:parent-style-name="Text_20_body">
      <style:text-properties officeooo:rsid="0025243e" officeooo:paragraph-rsid="0025243e"/>
    </style:style>
    <style:style style:name="P22" style:family="paragraph" style:parent-style-name="Text_20_body">
      <style:text-properties officeooo:rsid="0026c4f8" officeooo:paragraph-rsid="0026c4f8"/>
    </style:style>
    <style:style style:name="P23" style:family="paragraph" style:parent-style-name="Text_20_body" style:list-style-name="L2">
      <style:text-properties officeooo:rsid="002a4ea5" officeooo:paragraph-rsid="002a4ea5"/>
    </style:style>
    <style:style style:name="P24" style:family="paragraph" style:parent-style-name="Text_20_body">
      <style:text-properties officeooo:rsid="002a4ea5" officeooo:paragraph-rsid="002a4ea5"/>
    </style:style>
    <style:style style:name="P25" style:family="paragraph" style:parent-style-name="Text_20_body">
      <style:text-properties officeooo:rsid="002dac30" officeooo:paragraph-rsid="002dac30"/>
    </style:style>
    <style:style style:name="P26" style:family="paragraph" style:parent-style-name="Text_20_body">
      <style:text-properties officeooo:rsid="0030c8d0" officeooo:paragraph-rsid="0030c8d0"/>
    </style:style>
    <style:style style:name="P27" style:family="paragraph" style:parent-style-name="Text_20_body">
      <style:text-properties officeooo:rsid="0030d7c4" officeooo:paragraph-rsid="0030d7c4"/>
    </style:style>
    <style:style style:name="T1" style:family="text">
      <style:text-properties officeooo:rsid="0014ace0"/>
    </style:style>
    <style:style style:name="T2" style:family="text">
      <style:text-properties officeooo:rsid="001afc18"/>
    </style:style>
    <style:style style:name="T3" style:family="text">
      <style:text-properties officeooo:rsid="001e9419"/>
    </style:style>
    <style:style style:name="T4" style:family="text">
      <style:text-properties officeooo:rsid="002057a4"/>
    </style:style>
    <style:style style:name="T5" style:family="text">
      <style:text-properties officeooo:rsid="00223b24"/>
    </style:style>
    <style:style style:name="T6" style:family="text">
      <style:text-properties style:text-underline-style="solid" style:text-underline-width="auto" style:text-underline-color="font-color"/>
    </style:style>
    <style:style style:name="T7" style:family="text">
      <style:text-properties officeooo:rsid="0026c4f8"/>
    </style:style>
    <style:style style:name="T8" style:family="text">
      <style:text-properties officeooo:rsid="0027ed0d"/>
    </style:style>
    <style:style style:name="T9" style:family="text">
      <style:text-properties officeooo:rsid="002a4ea5"/>
    </style:style>
    <style:style style:name="T10" style:family="text">
      <style:text-properties officeooo:rsid="002b3108"/>
    </style:style>
    <style:style style:name="T11" style:family="text">
      <style:text-properties officeooo:rsid="002bea44"/>
    </style:style>
    <style:style style:name="T12" style:family="text">
      <style:text-properties officeooo:rsid="002c1b6f"/>
    </style:style>
    <style:style style:name="T13" style:family="text">
      <style:text-properties officeooo:rsid="002e602f"/>
    </style:style>
    <style:style style:name="T14" style:family="text">
      <style:text-properties officeooo:rsid="0030c8d0"/>
    </style:style>
    <style:style style:name="T15" style:family="text">
      <style:text-properties officeooo:rsid="0030d7c4"/>
    </style:style>
    <style:style style:name="fr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docs-internal-guid-895f5b2c-7fff-f706-466f-52a6c13db0be"/>Capacitated vehicle routing problem with time windows</text:p>
      <text:p text:style-name="P5"/>
      <text:p text:style-name="P3">Heuristic optimization methods – <text:span text:style-name="T2">Project</text:span></text:p>
      <text:p text:style-name="P5"/>
      <text:p text:style-name="Text_20_body">Matija Kević <text:span text:style-name="T1">0036507040</text:span></text:p>
      <text:p text:style-name="Text_20_body">Faculty of Electrical Engineering and Computing</text:p>
      <text:p text:style-name="P4">Academic year 2021/202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2"><text:a xlink:type="simple" xlink:href="#__RefHeading___Toc698_587489144" text:style-name="Index_20_Link" text:visited-style-name="Index_20_Link">1 Problem description<text:tab/>1</text:a></text:p>
          <text:p text:style-name="P2"><text:a xlink:type="simple" xlink:href="#__RefHeading___Toc717_587489144" text:style-name="Index_20_Link" text:visited-style-name="Index_20_Link">2 Heuristic solution description<text:tab/>2</text:a></text:p>
          <text:p text:style-name="P2"><text:a xlink:type="simple" xlink:href="#__RefHeading___Toc719_587489144" text:style-name="Index_20_Link" text:visited-style-name="Index_20_Link">3 Pseudocode<text:tab/>3</text:a></text:p>
          <text:p text:style-name="P2"><text:a xlink:type="simple" xlink:href="#__RefHeading___Toc721_587489144" text:style-name="Index_20_Link" text:visited-style-name="Index_20_Link">4 Analysis<text:tab/>4</text:a></text:p>
          <text:p text:style-name="P2"><text:a xlink:type="simple" xlink:href="#__RefHeading___Toc723_587489144" text:style-name="Index_20_Link" text:visited-style-name="Index_20_Link">5 Conclusion<text:tab/>5</text:a></text:p>
        </text:index-body>
      </text:table-of-content>
      <text:h text:style-name="P8" text:outline-level="1"/>
      <text:h text:style-name="P9" text:outline-level="1"><text:bookmark-start text:name="__RefHeading___Toc698_587489144"/>Problem description<text:bookmark-end text:name="__RefHeading___Toc698_587489144"/></text:h>
      <text:p text:style-name="P14"/>
      <text:h text:style-name="P10" text:outline-level="1"><text:bookmark-start text:name="__RefHeading___Toc717_587489144"/>Heuristic solution description<text:bookmark-end text:name="__RefHeading___Toc717_587489144"/></text:h>
      <text:h text:style-name="P11" text:outline-level="2">Overview</text:h>
      <text:p text:style-name="P16"><text:span text:style-name="T3">While local search and simulated annealing have shown to be effective for smaller instances, it quickly became obvious that some other technique needs to be used for larger and more complex instances. The neighborhood generated using basic </text:span><text:span text:style-name="T4">local search</text:span><text:span text:style-name="T3"> transformations </text:span><text:span text:style-name="T4">is usually</text:span><text:span text:style-name="T3"> huge.</text:span></text:p>
      <text:p text:style-name="P14">For this reason, large neighborhood search (LNS) is used to quickly trim the neighborhood search space very quickly. <text:s/><text:span text:style-name="T4">After the LNS is applied, the solution quickly converges to some part of solution space. After that local search is applied to find the final solution.</text:span></text:p>
      <text:p text:style-name="P21">The solution is initially randomly generated. Nodes are shuffled and then partitioned so that each route's capacity doesn't exceed the maximum capacity. Constructing a solution using some greedy technique yielded much worse results (leading the search into bad local optimas).</text:p>
      <text:p text:style-name="P21">Note that this random generation can yield a non-valid solution – the solution can have too many routes (exceeding maximum number of vehicles). <text:span text:style-name="T7">For this reason, penalty function is introduced.</text:span></text:p>
      <text:p text:style-name="P22">Introduction of penalty function seems like a good decision, because finding good solutions by taking only valid routes into account seemed practically impossible. <text:span text:style-name="T8">For this reason, p</text:span>enalty function also discourages solutions which miss time windows or exceed maximum load. <text:span text:style-name="T8">This is discussed in more detail later.</text:span></text:p>
      <text:h text:style-name="P11" text:outline-level="2">Solution representation</text:h>
      <text:p text:style-name="P17">The solution is represented using a list of <text:span text:style-name="T6">lists of nodes</text:span>.</text:p>
      <text:p text:style-name="P17"><text:span text:style-name="T6">List of nodes</text:span><draw:frame draw:style-name="fr1" draw:name="Object2" text:anchor-type="as-char" svg:y="-0.4cm" svg:width="2.856cm" svg:height="0.517cm" draw:z-index="0"><draw:object xlink:href="./Object 2" xlink:type="simple" xlink:show="embed" xlink:actuate="onLoad"/><draw:image xlink:href="./ObjectReplacements/Object 2" xlink:type="simple" xlink:show="embed" xlink:actuate="onLoad"/></draw:frame>represents the route <draw:frame draw:style-name="fr1" draw:name="Object3" text:anchor-type="as-char" svg:y="-0.377cm" svg:width="4.851cm" svg:height="0.467cm" draw:z-index="1"><draw:object xlink:href="./Object 3" xlink:type="simple" xlink:show="embed" xlink:actuate="onLoad"/><draw:image xlink:href="./ObjectReplacements/Object 3" xlink:type="simple" xlink:show="embed" xlink:actuate="onLoad"/></draw:frame>. Node 0 is <text:span text:style-name="T5">the</text:span> depot.</text:p>
      <text:p text:style-name="P19">The reason for this representation and not other standard graph representations is that it's very easy to copy and transform the route. It is also very cache efficient resulting in a faster search.</text:p>
      <text:h text:style-name="P12" text:outline-level="2">Large neighborhood search</text:h>
      <text:p text:style-name="P13">For the destroy method one random node is taken out of each route. For the repair method each of those nodes is placed into some route such that the score function <text:span text:style-name="T4">is minimal.</text:span></text:p>
      <text:p text:style-name="P15">In other words, for some node N we're going through the existing routes in the solution, finding a spot in route R, insert<text:span text:style-name="T4">ing </text:span>N into that spot and form<text:span text:style-name="T4">ing </text:span>a new route R' <text:span text:style-name="T4">such that</text:span><draw:frame draw:style-name="fr1" draw:name="Object1" text:anchor-type="as-char" svg:y="-0.386cm" svg:width="1.931cm" svg:height="0.508cm" draw:z-index="3"><draw:object xlink:href="./Object 1" xlink:type="simple" xlink:show="embed" xlink:actuate="onLoad"/><draw:image xlink:href="./ObjectReplacements/Object 1" xlink:type="simple" xlink:show="embed" xlink:actuate="onLoad"/><svg:desc>formula</svg:desc></draw:frame>is <text:span text:style-name="T4">minimal</text:span>.</text:p>
      <text:h text:style-name="P12" text:outline-level="2">Basic solution transformations</text:h>
      <text:p text:style-name="P17">Local search uses three basic transformations:</text:p>
      <text:list xml:id="list2136577795" text:style-name="L1">
        <text:list-item>
          <text:p text:style-name="P18"><text:soft-page-break/>Intra-route swap: Two nodes in some route are swapped.</text:p>
        </text:list-item>
        <text:list-item>
          <text:p text:style-name="P20">Inter-route move: One node from some route is moved to the another route. <text:span text:style-name="T14">If the route the node is moved from becomes empty, it is deleted.</text:span></text:p>
        </text:list-item>
        <text:list-item>
          <text:p text:style-name="P20">Branch: One node from some route <text:span text:style-name="T15">with at least two nodes</text:span> is taken and put into a new route.</text:p>
        </text:list-item>
      </text:list>
      <text:p text:style-name="P25">Branch transformation is required so that new routes can be created if the randomly generated solution has too few routes <text:span text:style-name="T13">(ie. it is theoretically impossible to optimize that solution).</text:span></text:p>
      <text:p text:style-name="P26">Intra-route swap is a cheap operation and important in minimizing the distance.</text:p>
      <text:p text:style-name="P27">Inter-route move is generally important and used to decrease the number of routes (as opposed to the branch transformation).</text:p>
      <text:h text:style-name="P12" text:outline-level="2">Score function and penalties</text:h>
      <text:p text:style-name="P21">The score function for some solution is a triple <draw:frame draw:style-name="fr1" draw:name="Object4" text:anchor-type="as-char" svg:y="-0.402cm" svg:width="7.407cm" svg:height="0.519cm" draw:z-index="2"><draw:object xlink:href="./Object 4" xlink:type="simple" xlink:show="embed" xlink:actuate="onLoad"/><draw:image xlink:href="./ObjectReplacements/Object 4" xlink:type="simple" xlink:show="embed" xlink:actuate="onLoad"/></draw:frame>.</text:p>
      <text:p text:style-name="P21">Number of routes is the number of vehicles required by a solution.</text:p>
      <text:p text:style-name="P21">Total distance is a sum of route distances in a solution.</text:p>
      <text:p text:style-name="P21">Penalty <text:span text:style-name="T9">is a sum</text:span> of three <text:span text:style-name="T9">functions:</text:span></text:p>
      <text:list xml:id="list656597668" text:style-name="L2">
        <text:list-item>
          <text:p text:style-name="P23">If a time window is missed for some node N, the penalty is <draw:frame draw:style-name="fr1" draw:name="Object5" text:anchor-type="as-char" svg:y="-0.386cm" svg:width="10.647cm" svg:height="0.508cm" draw:z-index="4"><draw:object xlink:href="./Object 5" xlink:type="simple" xlink:show="embed" xlink:actuate="onLoad"/><draw:image xlink:href="./ObjectReplacements/Object 5" xlink:type="simple" xlink:show="embed" xlink:actuate="onLoad"/></draw:frame>.</text:p>
        </text:list-item>
        <text:list-item>
          <text:p text:style-name="P23">For each route where maximum capacity is exceeded, the penalty is <text:s/><draw:frame draw:style-name="fr1" draw:name="Object6" text:anchor-type="as-char" svg:y="-0.377cm" svg:width="4.653cm" svg:height="0.467cm" draw:z-index="5"><draw:object xlink:href="./Object 6" xlink:type="simple" xlink:show="embed" xlink:actuate="onLoad"/><draw:image xlink:href="./ObjectReplacements/Object 6" xlink:type="simple" xlink:show="embed" xlink:actuate="onLoad"/><svg:desc>formula</svg:desc></draw:frame>.</text:p>
        </text:list-item>
        <text:list-item>
          <text:p text:style-name="P23">For too many vehicles required (too many routes), the penalty is <draw:frame draw:style-name="fr1" draw:name="Object7" text:anchor-type="as-char" svg:y="-0.377cm" svg:width="6.929cm" svg:height="0.467cm" draw:z-index="6"><draw:object xlink:href="./Object 7" xlink:type="simple" xlink:show="embed" xlink:actuate="onLoad"/><draw:image xlink:href="./ObjectReplacements/Object 7" xlink:type="simple" xlink:show="embed" xlink:actuate="onLoad"/><svg:desc>formula</svg:desc></draw:frame>.</text:p>
        </text:list-item>
      </text:list>
      <text:p text:style-name="P24">For the concrete penalty values, refer to the source code.</text:p>
      <text:p text:style-name="P24">When comparing score triples, penalt<text:span text:style-name="T11">ies are</text:span> compared first, then<text:span text:style-name="T10"> </text:span>number<text:span text:style-name="T12">s</text:span> of routes and then<text:span text:style-name="T10"> </text:span>total distance<text:span text:style-name="T11">s</text:span>.</text:p>
      <text:h text:style-name="P10" text:outline-level="1"><text:bookmark-start text:name="__RefHeading___Toc719_587489144"/>Pseudocode<text:bookmark-end text:name="__RefHeading___Toc719_587489144"/></text:h>
      <text:h text:style-name="P10" text:outline-level="1"><text:bookmark-start text:name="__RefHeading___Toc721_587489144"/>Analysis<text:bookmark-end text:name="__RefHeading___Toc721_587489144"/></text:h>
      <text:h text:style-name="P10" text:outline-level="1"><text:bookmark-start text:name="__RefHeading___Toc723_587489144"/>Conclusion<text:bookmark-end text:name="__RefHeading___Toc723_58748914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ack" svg:font-family="Hack, 'Droid Sans Mono', monospace, monospace, 'Droid Sans Fallback'"/>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r" fo:country="HR" style:letter-kerning="true" style:font-name-asian="NSimSun"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r" fo:country="HR" style:letter-kerning="true" style:font-name-asian="NSimSun"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start" style:justify-single-word="false" style:page-number="auto">
        <style:tab-stops/>
      </style:paragraph-properties>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hyphenation-ladder-count="no-limit" style:page-number="auto" text:number-lines="true" text:line-number="0"/>
      <style:text-properties fo:font-size="130%" fo:font-weight="bold" style:font-size-asian="130%" style:font-weight-asian="bold" style:font-size-complex="130%" style:font-weight-complex="bold"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6T21:22:57.640352190</meta:creation-date>
    <dc:date>2022-01-08T22:50:53.177817770</dc:date>
    <meta:editing-duration>PT1H2M49S</meta:editing-duration>
    <meta:editing-cycles>24</meta:editing-cycles>
    <meta:generator>LibreOffice/7.1.8.1$Linux_X86_64 LibreOffice_project/10$Build-1</meta:generator>
    <meta:document-statistic meta:table-count="0" meta:image-count="0" meta:object-count="7" meta:page-count="8" meta:paragraph-count="48" meta:word-count="632" meta:character-count="3819" meta:non-whitespace-character-count="3247"/>
  </office:meta>
</office:document-meta>
</file>

<file path=Object 1/content.xml><?xml version="1.0" encoding="utf-8"?>
<math xmlns="http://www.w3.org/1998/Math/MathML" display="block">
  <semantics>
    <mrow>
      <mi mathvariant="italic">score</mi>
      <mrow>
        <mo fence="true" form="prefix" stretchy="false">(</mo>
        <mrow>
          <mrow>
            <mi>R</mi>
            <mi>'</mi>
          </mrow>
        </mrow>
        <mo fence="true" form="postfix" stretchy="false">)</mo>
      </mrow>
    </mrow>
    <annotation encoding="StarMath 5.0">score( R' )</annotation>
  </semantics>
</math>
</file>

<file path=Object 2/content.xml><?xml version="1.0" encoding="utf-8"?>
<math xmlns="http://www.w3.org/1998/Math/MathML" display="block">
  <semantics>
    <mrow>
      <mo fence="true" form="prefix" stretchy="true">[</mo>
      <mrow>
        <mrow>
          <mn>1</mn>
          <mi>,</mi>
          <mn>2</mn>
          <mi>,</mi>
          <mn>3</mn>
          <mi>,</mi>
          <mn>4</mn>
          <mi>,</mi>
          <mn>5</mn>
          <mi>,</mi>
          <mo stretchy="false">…</mo>
        </mrow>
      </mrow>
      <mo fence="true" form="postfix" stretchy="true">]</mo>
    </mrow>
    <annotation encoding="StarMath 5.0">left [1, 2, 3, 4, 5, dotslow right ] </annotation>
  </semantics>
</math>
</file>

<file path=Object 3/content.xml><?xml version="1.0" encoding="utf-8"?>
<math xmlns="http://www.w3.org/1998/Math/MathML" display="block">
  <semantics>
    <mrow>
      <mn>0</mn>
      <mo stretchy="false">→</mo>
      <mn>1</mn>
      <mo stretchy="false">→</mo>
      <mn>2</mn>
      <mo stretchy="false">→</mo>
      <mn>3</mn>
      <mo stretchy="false">→</mo>
      <mn>4</mn>
      <mo stretchy="false">→</mo>
      <mn>5</mn>
      <mo stretchy="false">→</mo>
      <mo stretchy="false">…</mo>
      <mo stretchy="false">→</mo>
      <mn>0</mn>
    </mrow>
    <annotation encoding="StarMath 5.0">0-&gt;1-&gt;2-&gt;3-&gt;4-&gt;5-&gt; dotslow -&gt;0</annotation>
  </semantics>
</math>
</file>

<file path=Object 4/content.xml><?xml version="1.0" encoding="utf-8"?>
<math xmlns="http://www.w3.org/1998/Math/MathML" display="block">
  <semantics>
    <mrow>
      <mo fence="true" form="prefix" stretchy="true">(</mo>
      <mrow>
        <mrow>
          <mi mathvariant="italic">penalty</mi>
          <mi>,</mi>
          <mspace width="0.5em"/>
          <mi mathvariant="italic">number</mi>
          <mi mathvariant="italic">of</mi>
          <mi mathvariant="italic">routes</mi>
          <mi>,</mi>
          <mspace width="0.5em"/>
          <mi mathvariant="italic">total</mi>
          <mi mathvariant="italic">distance</mi>
        </mrow>
      </mrow>
      <mo fence="true" form="postfix" stretchy="true">)</mo>
    </mrow>
    <annotation encoding="StarMath 5.0">left (penalty,` number of routes,` total distance right )</annotation>
  </semantics>
</math>
</file>

<file path=Object 5/content.xml><?xml version="1.0" encoding="utf-8"?>
<math xmlns="http://www.w3.org/1998/Math/MathML" display="block">
  <semantics>
    <mrow>
      <mtext>TIME_WINDOW_PENALTY</mtext>
      <mo stretchy="false">⋅</mo>
      <mrow>
        <mo fence="true" form="prefix" stretchy="false">(</mo>
        <mrow>
          <mrow>
            <mrow>
              <mtext>current_time</mtext>
              <mo stretchy="false">−</mo>
              <mtext>due_time</mtext>
            </mrow>
            <mrow>
              <mo fence="true" form="prefix" stretchy="false">(</mo>
              <mrow>
                <mi>N</mi>
              </mrow>
              <mo fence="true" form="postfix" stretchy="false">)</mo>
            </mrow>
          </mrow>
        </mrow>
        <mo fence="true" form="postfix" stretchy="false">)</mo>
      </mrow>
    </mrow>
    <annotation encoding="StarMath 5.0">"TIME_WINDOW_PENALTY" cdot ( "current_time" - "due_time"(N) )</annotation>
  </semantics>
</math>
</file>

<file path=Object 6/content.xml><?xml version="1.0" encoding="utf-8"?>
<math xmlns="http://www.w3.org/1998/Math/MathML" display="block">
  <semantics>
    <mtext>OVERFLOW_PENALTY</mtext>
    <annotation encoding="StarMath 5.0">"OVERFLOW_PENALTY"</annotation>
  </semantics>
</math>
</file>

<file path=Object 7/content.xml><?xml version="1.0" encoding="utf-8"?>
<math xmlns="http://www.w3.org/1998/Math/MathML" display="block">
  <semantics>
    <mtext>TOO_MANY_VEHICLES_PENALTY</mtext>
    <annotation encoding="StarMath 5.0">"TOO_MANY_VEHICLES_PENALTY"</annotation>
  </semantics>
</math>
</file>